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7c6c4" officeooo:paragraph-rsid="0017c6c4"/>
    </style:style>
    <style:style style:name="P2" style:family="paragraph" style:parent-style-name="Standard">
      <style:text-properties officeooo:rsid="0008d086" officeooo:paragraph-rsid="0008d086"/>
    </style:style>
    <style:style style:name="P3" style:family="paragraph" style:parent-style-name="Standard">
      <style:text-properties officeooo:rsid="0008d086" officeooo:paragraph-rsid="000bc917"/>
    </style:style>
    <style:style style:name="P4" style:family="paragraph" style:parent-style-name="Standard">
      <style:text-properties officeooo:rsid="0008d086" officeooo:paragraph-rsid="0015d9fd"/>
    </style:style>
    <style:style style:name="P5" style:family="paragraph" style:parent-style-name="Standard">
      <style:text-properties officeooo:rsid="0008d086" officeooo:paragraph-rsid="0008d086"/>
    </style:style>
    <style:style style:name="P6" style:family="paragraph" style:parent-style-name="Standard">
      <style:text-properties officeooo:rsid="0019242e" officeooo:paragraph-rsid="0019242e"/>
    </style:style>
    <style:style style:name="P7" style:family="paragraph" style:parent-style-name="Heading_20_2">
      <style:text-properties officeooo:paragraph-rsid="001888ba"/>
    </style:style>
    <style:style style:name="T1" style:family="text">
      <style:text-properties officeooo:rsid="000ab1ca"/>
    </style:style>
    <style:style style:name="T2" style:family="text">
      <style:text-properties officeooo:rsid="000d3616"/>
    </style:style>
    <style:style style:name="T3" style:family="text">
      <style:text-properties officeooo:rsid="0019269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Les classes :</text:h>
      <text:p text:style-name="P3">- <text:span text:style-name="T1">Game : </text:span><text:s/><text:span text:style-name="T1">Contient le tableau de joueurs qui joueront au cour d’une session.</text:span></text:p>
      <text:p text:style-name="P3">- Player : Est défini par son nom, son age, si il est un ordinateur et si il est en jeu. De plus cette classe contient aussi le nombre de partie qu’il a joué, et le nombre de parties qu’il a gagné.</text:p>
      <text:p text:style-name="P4">- <text:span text:style-name="T2">Nim : contient un tableau des joueurs présents sur la partie parmi ceux qui sont déclaré dans la classe Game. Nim stocke aussi le nombre de joueur maximum (2 par défaut pour le moment), le nombre d’objet au total, le nombre d’objet que tu peu prendre en un tour, un booléen qui défini le type de partie (la manière de gagné).</text:span></text:p>
      <text:p text:style-name="P4"/>
      <text:h text:style-name="Heading_20_2" text:outline-level="2">Compte Rendu 03/12/18</text:h>
      <text:h text:style-name="Heading_20_3" text:outline-level="3">Travail fait :</text:h>
      <text:p text:style-name="P2">- Définition de la classe Game, Player, et Nim.</text:p>
      <text:p text:style-name="P2"/>
      <text:h text:style-name="P7" text:outline-level="2">A faire :</text:h>
      <text:p text:style-name="P2">-Développement du jeu Nim sans IA.</text:p>
      <text:p text:style-name="P2"/>
      <text:p text:style-name="P2"/>
      <text:p text:style-name="P2"/>
      <text:p text:style-name="P2"/>
      <text:p text:style-name="P6">Dans un premier temps, on <text:span text:style-name="T3">sélectionne</text:span> le bon nombre de joueurs <text:s/>pour le jeu <text:span text:style-name="T3">sélectionné</text:span>, et ensuite on <text:span text:style-name="T3">détermine</text:span> qui commenc<text:span text:style-name="T3">e</text:span> puis on lance l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c6c4" officeooo:paragraph-rsid="0017c6c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arcia Guillaume</text:p>
        <text:p text:style-name="MP1">Delgado Flori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1:01:20.868429670</meta:creation-date>
    <meta:generator>LibreOffice/6.0.6.2$Linux_X86_64 LibreOffice_project/00m0$Build-2</meta:generator>
    <dc:date>2018-12-04T11:50:54.885469770</dc:date>
    <meta:editing-duration>PT4H4M33S</meta:editing-duration>
    <meta:editing-cycles>15</meta:editing-cycles>
    <meta:document-statistic meta:table-count="0" meta:image-count="0" meta:object-count="0" meta:page-count="1" meta:paragraph-count="12" meta:word-count="175" meta:character-count="916" meta:non-whitespace-character-count="751"/>
  </office:meta>
</office:document-meta>
</file>